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ource.getContentLeng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Zip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Zip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ZipSource( String protocol , Source archive ,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ource.findEntry( ZipInputStream zip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Source.exis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ZipSource.dispose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